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ccf33" officeooo:paragraph-rsid="001ccf33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christine.sinoquet@univ-nantes.fr&gt;</text:p>
      <text:p text:style-name="P1">X-Original-To: bioinfo@sfbi.fr</text:p>
      <text:p text:style-name="P1">Delivered-To: bioinfo@localhost</text:p>
      <text:p text:style-name="P1">Received: from a1.relay.syrhano.net (a1.relay.syrhano.net [193.52.218.20])</text:p>
      <text:p text:style-name="P1"><text:tab/>by asso.crihan.fr (Postfix) with ESMTP id E5BDD26801D</text:p>
      <text:p text:style-name="P1"><text:tab/>for &lt;bioinfo@sfbi.fr&gt;; Fri, <text:s/>5 Dec 2014 22:53:26 +0100 (CET)</text:p>
      <text:p text:style-name="P1">X-IronPort-Anti-Spam-Filtered: true</text:p>
      <text:p text:style-name="P1">X-IronPort-Anti-Spam-Result: AvsAAM0oglTBNGdvnGdsb2JhbABPCoNYWII9SLoDiUmHQAEBAQEBEQEBAQEBCBQJQoQVFw8BBR0jGhwCBRYLAgsDAgECAToRDQgBAYg7CaJyjSSPQpcKgSiOSwsBAYNFgUcFhVgVjVeHcYUKD4QJineBQCVJAYELgTcBAQE</text:p>
      <text:p text:style-name="P1">X-IPAS-Result: AvsAAM0oglTBNGdvnGdsb2JhbABPCoNYWII9SLoDiUmHQAEBAQEBEQEBAQEBCBQJQoQVFw8BBR0jGhwCBRYLAgsDAgECAToRDQgBAYg7CaJyjSSPQpcKgSiOSwsBAYNFgUcFhVgVjVeHcYUKD4QJineBQCVJAYELgTcBAQE</text:p>
      <text:p text:style-name="P1">X-IronPort-AV: E=Sophos;i="5.07,525,1413237600"; </text:p>
      <text:p text:style-name="P1"><text:s text:c="3"/>d="scan'208";a="78271130"</text:p>
      <text:p text:style-name="P1">Received: from smtptls2-lmb.cpub.univ-nantes.fr (HELO smtp-tls.univ-nantes.fr) ([193.52.103.111])</text:p>
      <text:p text:style-name="P1"><text:s text:c="2"/>by a-mx1.relay.syrhano.net with ESMTP; 05 Dec 2014 22:53:26 +0100</text:p>
      <text:p text:style-name="P1">Received: from localhost (localhost [127.0.0.1])</text:p>
      <text:p text:style-name="P1"><text:tab/>by smtp-tls.univ-nantes.fr (Postfix) with ESMTP id B464F401774</text:p>
      <text:p text:style-name="P1"><text:tab/>for &lt;bioinfo@sfbi.fr&gt;; Fri, <text:s/>5 Dec 2014 22:53:25 +0100 (CET)</text:p>
      <text:p text:style-name="P1">X-Virus-Scanned: Debian amavisd-new at smtptls1-lmb.cpub.univ-nantes.fr</text:p>
      <text:p text:style-name="P1">Received: from smtp-tls.univ-nantes.fr ([127.0.0.1])</text:p>
      <text:p text:style-name="P1"><text:tab/>by localhost (smtptls2-lmb.cpub.univ-nantes.fr [127.0.0.1]) (amavisd-new, port 10024)</text:p>
      <text:p text:style-name="P1"><text:tab/>with LMTP id mqWwkoQcTTYf for &lt;bioinfo@sfbi.fr&gt;;</text:p>
      <text:p text:style-name="P1"><text:tab/>Fri, <text:s/>5 Dec 2014 22:53:25 +0100 (CET)</text:p>
      <text:p text:style-name="P1">Received: from [172.16.9.102] (ipcop.lina.sciences.univ-nantes.fr [193.52.105.131])</text:p>
      <text:p text:style-name="P1"><text:tab/>(using TLSv1.2 with cipher ECDHE-RSA-AES128-GCM-SHA256 (128/128 bits))</text:p>
      <text:p text:style-name="P1"><text:tab/>(No client certificate requested)</text:p>
      <text:p text:style-name="P1"><text:tab/>by smtp-tls.univ-nantes.fr (Postfix) with ESMTPSA id 945F440176C</text:p>
      <text:p text:style-name="P1"><text:tab/>for &lt;bioinfo@sfbi.fr&gt;; Fri, <text:s/>5 Dec 2014 22:53:25 +0100 (CET)</text:p>
      <text:p text:style-name="P1">Message-ID: &lt;54822957.7000002@univ-nantes.fr&gt;</text:p>
      <text:p text:style-name="P1">Date: Fri, 05 Dec 2014 22:53:27 +0100</text:p>
      <text:p text:style-name="P1">From: Christine Sinoquet &lt;christine.sinoquet@univ-nantes.fr&gt;</text:p>
      <text:p text:style-name="P1">User-Agent: Mozilla/5.0 (X11; Linux x86_64; rv:31.0) Gecko/20100101 Thunderbird/31.2.0</text:p>
      <text:p text:style-name="P1">MIME-Version: 1.0</text:p>
      <text:p text:style-name="P1">To: "sfbi &gt;&gt; bioinfo@sfbi.fr" &lt;bioinfo@sfbi.fr&gt;</text:p>
      <text:p text:style-name="P1">Content-Type: text/plain; charset=utf-8; format=flowed</text:p>
      <text:p text:style-name="P1">Content-Transfer-Encoding: 8bit</text:p>
      <text:p text:style-name="P1">X-Validation-by: laurent.mouchard@univ-rouen.fr</text:p>
      <text:p text:style-name="P1">Subject: [bioinfo] annonce de =?UTF-8?Q?s=C3=A9minaire?= sur la =?UTF-8?Q?M=C3=A9decine?= =?UTF-8?Q?Personnalis=C3=A9e?=, =?UTF-8?Q?=C3=A0?= Nantes, le 15 =?UTF-8?Q?d=C3=A9cembre?= 2014</text:p>
      <text:p text:style-name="P1"/>
      <text:p text:style-name="P1">Bonjour,</text:p>
      <text:p text:style-name="P1"/>
      <text:p text:style-name="P1">Dans le cadre du cycle de séminaires du Quartier de la Création "Vivre </text:p>
      <text:p text:style-name="P1">ou Vivre mieux", le LINA et le Quartier de la Création co-organisent à </text:p>
      <text:p text:style-name="P1">Nantes le 15 Décembre 2014 un séminaire sur la <text:span text:style-name="T1">Médecine</text:span></text:p>
      <text:p text:style-name="P1"><text:span text:style-name="T1">personnalisée</text:span>, en partenariat avec le Département </text:p>
      <text:p text:style-name="P1">Hospitalo-Universitaire 2020 (DHU2020), l'Institut du Thorax et la </text:p>
      <text:p text:style-name="P1">société Biofortis.</text:p>
      <text:p text:style-name="P1"/>
      <text:p text:style-name="P1"/>
      <text:p text:style-name="P1"><text:soft-page-break/>PROGRAMME DE LA JOURNÉE</text:p>
      <text:p text:style-name="P1"/>
      <text:p text:style-name="P1"/>
      <text:p text:style-name="P1"><text:s text:c="5"/>9h15 - 9h20 - Introduction</text:p>
      <text:p text:style-name="P1"><text:s text:c="5"/>C. Sinoquet, LINA/UMR CNRS 6241</text:p>
      <text:p text:style-name="P1"/>
      <text:p text:style-name="P1"><text:s text:c="5"/>9h20 - 10h - Les Pionniers de la <text:span text:style-name="T1">Santé</text:span> et du <text:span text:style-name="T1">Bien-être</text:span> en France, </text:p>
      <text:p text:style-name="P1">pourquoi et comment ?</text:p>
      <text:p text:style-name="P1"><text:s text:c="5"/>C. Pison, C<text:span text:style-name="T1">hef de la Cliniqu</text:span>e Universitaire de Pneumologie, CHU </text:p>
      <text:p text:style-name="P1">Grenoble</text:p>
      <text:p text:style-name="P1"/>
      <text:p text:style-name="P1"><text:s text:c="5"/>10h - 10h30 - Un exemple de <text:span text:style-name="T1">structuration de la recherche </text:span>: le </text:p>
      <text:p text:style-name="P1">projet DHU2020 et la médecine 4P</text:p>
      <text:p text:style-name="P1"><text:s text:c="5"/>A. Magnan , coordinateur DHU2020 médecine personnalisée des </text:p>
      <text:p text:style-name="P1">maladies chroniques</text:p>
      <text:p text:style-name="P1"/>
      <text:p text:style-name="P1"><text:s text:c="5"/>10h30 - 11h - <text:span text:style-name="T1">Enjeux éthiques et sociétaux</text:span> autour de la médecine </text:p>
      <text:p text:style-name="P1">personnalisée</text:p>
      <text:p text:style-name="P1"><text:s text:c="5"/>A.C. Hardy et H. Lecompte, <text:span text:style-name="T1">Sociologues</text:span></text:p>
      <text:p text:style-name="P1"/>
      <text:p text:style-name="P1"><text:s text:c="5"/>Pause : La médecine 4P : DHU2020, au coeur du Quartier de la Création</text:p>
      <text:p text:style-name="P1"><text:s text:c="5"/>Lokotoro, Association d'artistes plasticiens</text:p>
      <text:p text:style-name="P1"/>
      <text:p text:style-name="P1"><text:s text:c="5"/>11h30 - 12h30 : Harnessing genotype-environment interactions to </text:p>
      <text:p text:style-name="P1">identify causal <text:span text:style-name="T1">molecular mediators</text:span> between <text:span text:style-name="T1">genotype</text:span> and <text:span text:style-name="T1">phenotype</text:span></text:p>
      <text:p text:style-name="P1"><text:s text:c="5"/>O. Stegle, Research Group Leader at EMBL-EBI (European Molecular </text:p>
      <text:p text:style-name="P1">Biology Laboratory / European Bioinformatics Institute), Cambridge, England</text:p>
      <text:p text:style-name="P1"/>
      <text:p text:style-name="P1"><text:s text:c="5"/>12h30 - 14h30 : Temps libre</text:p>
      <text:p text:style-name="P1"/>
      <text:p text:style-name="P1"><text:s text:c="5"/>14h30 - 15h30 : <text:span text:style-name="T1">Systems biology:</text:span> from correlation to causation for </text:p>
      <text:p text:style-name="P1">personalized medicine</text:p>
      <text:p text:style-name="P1"><text:s text:c="5"/>R. Eils, Director BIOQUANT, Research Group Leader at Heidelberg </text:p>
      <text:p text:style-name="P1">University, Germany</text:p>
      <text:p text:style-name="P1"/>
      <text:p text:style-name="P1"><text:s text:c="5"/>15h30 - 16h00 : Towards personalized medicine : illustration of a </text:p>
      <text:p text:style-name="P1"><text:span text:style-name="T1">research synergy</text:span> around g<text:span text:style-name="T1">enome-wide association studies</text:span></text:p>
      <text:p text:style-name="P1"><text:s text:c="5"/>C. Sinoquet, LINA/UMR CNRS 6241, coordinatrice du projet ANR SAMOGWAS</text:p>
      <text:p text:style-name="P1"/>
      <text:p text:style-name="P1"><text:s text:c="5"/>Pause : 4P + 1P ( « Paroles ») Lokotoro, Association d'artistes </text:p>
      <text:p text:style-name="P1">plasticiens</text:p>
      <text:p text:style-name="P1"/>
      <text:p text:style-name="P1"><text:s text:c="5"/>16h30 - 17h00 : <text:span text:style-name="T1">Drugs</text:span>, <text:span text:style-name="T1">structural bioinformatics</text:span> and personalized </text:p>
      <text:p text:style-name="P1">medicine.</text:p>
      <text:p text:style-name="P1"><text:s text:c="5"/>B. Offmann, Unité Fonctionnalité et Ingénierie des protéines, Nantes</text:p>
      <text:p text:style-name="P1"/>
      <text:p text:style-name="P1"><text:s text:c="5"/>17h00 - 17h30 : Intérêt d'utiliser les connaissances sur le </text:p>
      <text:p text:style-name="P1"><text:span text:style-name="T1">microbiote intestina</text:span>l pour la médecine personnalisée.</text:p>
      <text:p text:style-name="P1"><text:s text:c="5"/>F. Le Vacon, Société BIOFORTIS, Nantes</text:p>
      <text:p text:style-name="P1"/>
      <text:p text:style-name="P1"><text:s text:c="5"/>17h30 - 18h30 : Table ronde</text:p>
      <text:p text:style-name="P1"><text:s text:c="5"/>Animateurs : Christine Sinoquet, Françoise Le Vacon, Antoine Magnan</text:p>
      <text:p text:style-name="P1"/>
      <text:p text:style-name="P1"/>
      <text:p text:style-name="P1">INSCRIPTIONS</text:p>
      <text:p text:style-name="P1"/>
      <text:p text:style-name="P1">http://www.eventbrite.fr/e/billets-seminaire-vivre-ou-vivre-mieux-13875075725?ref=ebtnebregn</text:p>
      <text:p text:style-name="P1"/>
      <text:p text:style-name="P1"><text:soft-page-break/>Les inscriptions sont gratuites mais obligatoires.</text:p>
      <text:p text:style-name="P1"/>
      <text:p text:style-name="P1"/>
      <text:p text:style-name="P1">SITE DE LA JOURNEE</text:p>
      <text:p text:style-name="P1"/>
      <text:p text:style-name="P1">Maison des avocats, Mail du Front Populaire, 44202 Nantes (voir carte </text:p>
      <text:p text:style-name="P1">sur site Web ci-dessus)</text:p>
      <text:p text:style-name="P1"/>
      <text:p text:style-name="P1"/>
      <text:p text:style-name="P1">ORGANISATEURS</text:p>
      <text:p text:style-name="P1"/>
      <text:p text:style-name="P1">C. Sinoquet / LINA et Quartier de la Création, en partenariat avec </text:p>
      <text:p text:style-name="P1">l'Institut du Thorax (A. Magnan) et le société BIOFORTIS (F. Le Vacon)</text:p>
      <text:p text:style-name="P1"/>
      <text:p text:style-name="P1">----------------------------------------------------------------------------------------------------------------------------------------------------------------------</text:p>
      <text:p text:style-name="P1"/>
      <text:p text:style-name="P1"/>
      <text:p text:style-name="P1">Bien cordialement,</text:p>
      <text:p text:style-name="P1"/>
      <text:p text:style-name="P1">Christine Sinoquet</text:p>
      <text:p text:style-name="P1"/>
      <text:p text:style-name="P1">Christine Sinoquet</text:p>
      <text:p text:style-name="P1">MC HdR http://www.lina.univ-nantes.fr/Christine-Sinoquet-2030</text:p>
      <text:p text:style-name="P1"/>
      <text:p text:style-name="P1"/>
      <text:p text:style-name="P1">LINA - Laboratoire d'Informatique de Nantes-Atlantique /</text:p>
      <text:p text:style-name="P1">U.M.R. CNRS 6241</text:p>
      <text:p text:style-name="P1">http://www.lina.univ-nantes.fr/</text:p>
      <text:p text:style-name="P1"/>
      <text:p text:style-name="P1">Fédération AtlanSTIC FR CNRS 2819</text:p>
      <text:p text:style-name="P1">http://www.atlanstic.net</text:p>
      <text:p text:style-name="P1"/>
      <text:p text:style-name="P1">Equipe DUKe (Date User Knowledge)</text:p>
      <text:p text:style-name="P1">http://duke.univ-nantes.fr/</text:p>
      <text:p text:style-name="P1"/>
      <text:p text:style-name="P1">Département Informatique, Co-Responsable Master Bioinformatique</text:p>
      <text:p text:style-name="P1">http://www.masterbioinfo-nantes.fr/</text:p>
      <text:p text:style-name="P1"/>
      <text:p text:style-name="P1">Université de Nantes</text:p>
      <text:p text:style-name="P1">2 rue de la Houssinière, BP 92208, 44322 Nantes Cedex, France</text:p>
      <text:p text:style-name="P1">TEL (33) 02 51 12 58 05</text:p>
      <text:p text:style-name="P1">FAX (33) 02 51 12 58 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6:48:26.260552703</dc:date>
    <meta:editing-duration>PT3M7S</meta:editing-duration>
    <meta:editing-cycles>1</meta:editing-cycles>
    <meta:document-statistic meta:table-count="0" meta:image-count="0" meta:object-count="0" meta:page-count="3" meta:paragraph-count="109" meta:word-count="626" meta:character-count="5738" meta:non-whitespace-character-count="5061"/>
    <meta:generator>LibreOffice/4.4.5.2$Linux_X86_64 LibreOffice_project/40m0$Build-2</meta:generator>
  </office:meta>
</office:document-meta>
</file>